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4.023cm" svg:x="1.5cm" svg:y="3.5cm" presentation:class="title" presentation:user-transformed="true">
          <draw:text-box>
            <text:p text:style-name="P1">Projet création de site web pour les <text:span text:style-name="T1">restaurants</text:span> Crous de <text:s/>MEL <text:line-break/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<text:span text:style-name="T2">Présentation du projet</text:span></text:p>
              </text:list-item>
              <text:list-item>
                <text:p text:style-name="P3"><text:span text:style-name="T2">Démonstration <text:s/>de la maquette avec figma</text:span></text:p>
              </text:list-item>
              <text:list-item>
                <text:p text:style-name="P3"><text:span text:style-name="T2">Visualisation <text:s/>du code et explication </text:span></text:p>
              </text:list-item>
              <text:list-item>
                <text:p text:style-name="P3"><text:span text:style-name="T2"><text:s/></text:span><text:span text:style-name="T2">Visualisation du site </text:span></text:p>
              </text:list-item>
              <text:list-item>
                <text:p text:style-name="P3"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31T09:28:22.320000000</meta:creation-date>
    <meta:editing-duration>PT1H1M5S</meta:editing-duration>
    <meta:editing-cycles>2</meta:editing-cycles>
    <meta:generator>LibreOffice/7.4.2.3$Windows_X86_64 LibreOffice_project/382eef1f22670f7f4118c8c2dd222ec7ad009daf</meta:generator>
    <dc:title>Blue Curve</dc:title>
    <dc:date>2023-01-31T10:29:27.475000000</dc:date>
    <meta:document-statistic meta:object-count="42"/>
  </office:meta>
</office:document-meta>
</file>